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cde" officeooo:paragraph-rsid="00183cde"/>
    </style:style>
    <style:style style:name="P2" style:family="paragraph" style:parent-style-name="Standard">
      <style:text-properties officeooo:rsid="001994ff" officeooo:paragraph-rsid="001994ff"/>
    </style:style>
    <style:style style:name="T1" style:family="text">
      <style:text-properties officeooo:rsid="00199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lcome to </text:span>BridgeLabz...</text:p>
      <text:p text:style-name="P2">Happy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2:28:38.202792747</meta:creation-date>
    <dc:date>2018-05-14T13:04:06.191628250</dc:date>
    <meta:editing-duration>PT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38" meta:non-whitespace-character-count="35"/>
  </office:meta>
</office:document-meta>
</file>